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rot_regret</text:p>
          </table:table-cell>
          <table:table-cell office:value-type="string">
            <text:p>ref</text:p>
          </table:table-cell>
          <table:table-cell office:value-type="string">
            <text:p>opp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omab__django-social-auth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1.70393960851074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quare__dagger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1.68748494238369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umptech__glid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1.7299375162208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pseclib__phpseclib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.245373287315450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zilla-services__heka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1.71369708001057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omebrew__brew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1.71865694939950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cvim-dev__macvim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1.71125745063130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tom__atom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1.6913597522178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urb__foundation-apps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1.6820527895219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ryGhost__Ghost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1.67885700533813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rigade__scss-lint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1.6781137943747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rtograph__kartograph.js</text:p>
          </table:table-cell>
          <table:table-cell office:value="42.455294703099185" office:value-type="float"/>
          <table:table-cell office:value="1.0" office:value-type="float"/>
          <table:table-cell office:value="0.0" office:value-type="float"/>
          <table:table-cell office:value="1.60411262404695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cRuby__MacRuby</text:p>
          </table:table-cell>
          <table:table-cell office:value="24.534653197918395" office:value-type="float"/>
          <table:table-cell office:value="0.15925662446917266" office:value-type="float"/>
          <table:table-cell office:value="0.0" office:value-type="float"/>
          <table:table-cell office:value="1.70804529466546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witter__heron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1.72688407148852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ytransitions__transitions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1.713234454971619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omla__joomla-cms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1.6498030277626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heNewNormal__kube-solo-osx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1.73717330042788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utomattic__wp-calypso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1.68339106569931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rmaxwell__maltrie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1.73170902582405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gxui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1.7086266780486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nboard__kanboard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1.6910463914487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ig__json-framework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1.7020698502594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hoofman__wordpress-heroku</text:p>
          </table:table-cell>
          <table:table-cell office:value="28.728845635339194" office:value-type="float"/>
          <table:table-cell office:value="0.21853222966232744" office:value-type="float"/>
          <table:table-cell office:value="0.0" office:value-type="float"/>
          <table:table-cell office:value="1.58719631330091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ibjs__fibjs</text:p>
          </table:table-cell>
          <table:table-cell office:value="26.063867479006234" office:value-type="float"/>
          <table:table-cell office:value="0.15040192735361657" office:value-type="float"/>
          <table:table-cell office:value="1.0" office:value-type="float"/>
          <table:table-cell office:value="0.18664975950491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penRefine__OpenRefin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1.70966305338808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rclay__minify</text:p>
          </table:table-cell>
          <table:table-cell office:value="23.206778591619127" office:value-type="float"/>
          <table:table-cell office:value="0.009208467576946303" office:value-type="float"/>
          <table:table-cell office:value="0.0" office:value-type="float"/>
          <table:table-cell office:value="1.63665639301498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hannilsson__android-pulltorefresh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1.725441521083253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ubSpot__offlin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1.69671561974051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sh__css-explain</text:p>
          </table:table-cell>
          <table:table-cell office:value="43.34232728518363" office:value-type="float"/>
          <table:table-cell office:value="1.0" office:value-type="float"/>
          <table:table-cell office:value="0.5" office:value-type="float"/>
          <table:table-cell office:value="1.71715190572951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klai__koala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1.69356235430912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volunet__angular-carousel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1.71056139824965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oocommerce__woocommerc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1.66088092262195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undcloud__roshi</text:p>
          </table:table-cell>
          <table:table-cell office:value="41.054978586357095" office:value-type="float"/>
          <table:table-cell office:value="1.0" office:value-type="float"/>
          <table:table-cell office:value="0.0" office:value-type="float"/>
          <table:table-cell office:value="1.686615059669206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yenv__pyenv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1.699511818616015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ika__pika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1.70649164351413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-e-w__finalterm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1.72644977398258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pnetboilerplate__aspnetboilerplat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1.73378395665259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cklockwood__iVersion</text:p>
          </table:table-cell>
          <table:table-cell office:value="23.850541758853396" office:value-type="float"/>
          <table:table-cell office:value="0.17092108575805265" office:value-type="float"/>
          <table:table-cell office:value="0.0" office:value-type="float"/>
          <table:table-cell office:value="1.63573335161984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closure-library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1.67875502459204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xplosion__spaCy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1.70969923015446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stlane__fastlan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1.7140097753003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tinance__react-native-fs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1.7206103185824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farius__ScpToolkit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1.64848610996163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ouknowone__UI7Kit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1.73449567387356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-fabric__velocity-react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1.68223033499912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njs__canjs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1.66842196155040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t2zz__redux-persist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1.70716211567398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kiestfu__Snap.js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1.6977161128005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heintern__intern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1.6998728035546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evExpress__testcaf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1.71026133000099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msky__holder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1.65498973849931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1.69348980775373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upyterlab__jupyterlab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1.69176585129708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sesandberg__reactcss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1.73033940532881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redsinclair__JTSImageViewController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1.71830172315834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ilJay__MPAndroidChart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.22897625955805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ediaBrowser__Emby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1.70711141317265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x64dbg__x64dbg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1.73213119085375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jake__Solandra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.231881326221787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e-commit__pre-commit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1.68298019570758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pc__grpc-java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1.72285010959802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lientIO__joint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1.69363903820947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nkedin__pinot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1.71016845366050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tBrains__kotlin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1.72294447729503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slint__eslint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1.68757481569248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mberjs__data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1.68446839269135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ropbox__dropbox-js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1.68323506421322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ciimoo__drawill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1.74405717353243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rtf__grapesjs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1.69138098557822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deojs__video.js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1.6481331940641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earst-DD__ObjectMapper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1.7155702995100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MonkeyEngine__jmonkeyengin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1.67705824235084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ocood__freecach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.1694961612868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dfin__react-server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1.65693541250649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ivy__python-for-android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1.7026089457545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LPchina__elasticsearch-sql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.241486134700191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exojs__hexo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1.74271361869302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norganik__countUp.js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1.74723647936573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rublic__css-modal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1.68957370843048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xcl__PromiseKit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1.72548596308918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kepenz__MaterialDrawer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1.7425559558699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ddyosmani__grunt-uncss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1.71045313721146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aradock__laradock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1.68439776091411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rikras__redux-form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1.67841928879899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evxoul__Then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1.73520144247411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bastianbergmann__money</text:p>
          </table:table-cell>
          <table:table-cell office:value="43.31228318005101" office:value-type="float"/>
          <table:table-cell office:value="1.0" office:value-type="float"/>
          <table:table-cell office:value="0.0" office:value-type="float"/>
          <table:table-cell office:value="1.6762282691717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onestbleeps__Reddit-Enhancement-Suit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1.6823205457467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kimel__reveal.js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1.6821995705282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ebpack-contrib__sass-loader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1.69988010071685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ybridauth__hybridauth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1.70686162214525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ili-engineering__PLDroidPlayer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.151242115122699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shaka-player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1.6767830409794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onic-team__ionic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1.67764726305774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smicMind__Material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1.7308030651990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daFi__AFNetworking-RACExtensions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1.7293287240821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mileyborg__UIView-AutoLayout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1.72792462209206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rktable-org__darktabl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1.70239590080521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johansen__juicer</text:p>
          </table:table-cell>
          <table:table-cell office:value="31.838837679556768" office:value-type="float"/>
          <table:table-cell office:value="0.3309912953575871" office:value-type="float"/>
          <table:table-cell office:value="0.0" office:value-type="float"/>
          <table:table-cell office:value="1.67726900871151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P-FFMpeg__PHP-FFMpeg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1.72409018485949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kan-dev__dokany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1.70143134326742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orybooks__storybook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1.70603487646102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into__kinto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1.69419362982728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wiftyJSON__SwiftyJSON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1.71193253961472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9mail__k-9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1.7106392061983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tellman__automat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1.73601998019582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asmussen__gdr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1.67577376405930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Boudrias__Inquirer.js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1.69929587308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1.7404888394092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issyteam__kissy</text:p>
          </table:table-cell>
          <table:table-cell office:value="43.26780563577391" office:value-type="float"/>
          <table:table-cell office:value="1.0" office:value-type="float"/>
          <table:table-cell office:value="0.5" office:value-type="float"/>
          <table:table-cell office:value="1.73483805367658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ha__resty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1.72403158241407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nvoiceninja__invoiceninja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1.68216088249302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rumee__saleor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1.71073589769424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3lvis__Sync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1.72871648730207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tflix__archaius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1.69174812299912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rhill__uMatrix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1.66107059324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ipache__hipach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1.7024846981110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scs-dev__node-jscs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1.70358927150833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-dropzone__react-dropzon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1.7047371207629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bushell__Nestabl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.237138617372818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r10__fancytre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1.71143916200845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ripe__mosql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1.72526244810397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akes__SolidOak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.171686714152701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fficeDev__office-ui-fabric-cor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1.68415498278968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__vscode-go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1.70238556569766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cker__docker-py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1.70187224903452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ineUploader__fine-uploader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1.69643685371063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hristianalfoni__formsy-react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1.69682431446282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anchichen__TZImagePickerController</text:p>
          </table:table-cell>
          <table:table-cell office:value="23.815621708155472" office:value-type="float"/>
          <table:table-cell office:value="0.06836428940184917" office:value-type="float"/>
          <table:table-cell office:value="1.0" office:value-type="float"/>
          <table:table-cell office:value="0.124178628063384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lidea__RxAndroidBl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.2147417983686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aproxy__zaproxy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1.70687310266962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ricdrowell__KineticJS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1.68919138490952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XLabs__Xamarin-Forms-Labs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1.69118415632384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rnel__pngquant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1.728792142210011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ramp__js-sequence-diagrams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1.70384770062382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ephanenicolas__robospic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1.71985473704604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indresorhus__got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1.687272936028123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iveCocoa__ReactiveSwift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1.7005251936750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wiftBond__Bond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1.73938832837489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deo-dev__hls.js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1.710687056552201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mderdev__cmder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1.6687443172914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orisMoore__jsrender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1.68872036262919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camara__laravel-localization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1.6988400095286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oostIO__Boostnot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1.71055356426788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edcl__elasticsearch-analysis-ik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.205973342000292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utrek__scrollMonitor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1.6755377696279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avr-io__vavr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1.69791703089138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orickPeterse__ruby-lint</text:p>
          </table:table-cell>
          <table:table-cell office:value="31.641385443808872" office:value-type="float"/>
          <table:table-cell office:value="0.6678398902126573" office:value-type="float"/>
          <table:table-cell office:value="0.0" office:value-type="float"/>
          <table:table-cell office:value="1.68734511536053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cker__kitematic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1.70791673286144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grove__lazyload</text:p>
          </table:table-cell>
          <table:table-cell office:value="40.028615273535266" office:value-type="float"/>
          <table:table-cell office:value="1.0" office:value-type="float"/>
          <table:table-cell office:value="0.5" office:value-type="float"/>
          <table:table-cell office:value="1.74945961290691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imefaces__primeng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1.705127582722753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ayerhq__Atlas-iOS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1.69333216995373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adowsocks__shadowsocks-qt5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.165435592498966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esosphere__marathon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1.73560796211404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kepenz__AboutLibraries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1.68936259490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ws__aws-sdk-go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1.72957814794738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lavienlaurent__datetimepicker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.22792027726989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i212983__android-spinnerwheel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1.68890289248526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benchmark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1.71227865866202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obb__Cartography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1.70748452617444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rthur__brain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1.74657639861363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nfluxdata__telegraf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1.70867794741176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mpdf__dompdf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1.69849622517899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enkeiter__skeuocard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1.69064972290452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raft__raft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1.716553450215520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bs-system__naxsi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.24166758765772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iasIO__Wappalyzer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1.68582058468577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oboguice__roboguic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1.73907935190088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exk111__SVG-Morpheus</text:p>
          </table:table-cell>
          <table:table-cell office:value="32.27865273319144" office:value-type="float"/>
          <table:table-cell office:value="0.48989975630037935" office:value-type="float"/>
          <table:table-cell office:value="0.0" office:value-type="float"/>
          <table:table-cell office:value="1.72133944649668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entrifugal__centrifugo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1.7163334963869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eybase__client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1.73397401464232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nuclid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1.72068387795064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archive__facebook-php-sdk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1.72134497827017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obolectric__robolectric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1.74331437231962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demailer__mailparser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1.74616575004908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ilipwalton__html-inspector</text:p>
          </table:table-cell>
          <table:table-cell office:value="28.50083905655846" office:value-type="float"/>
          <table:table-cell office:value="0.3494010391875004" office:value-type="float"/>
          <table:table-cell office:value="0.0" office:value-type="float"/>
          <table:table-cell office:value="1.644993979934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erna__lerna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1.70354459823927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1.73714682102961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ubyMoney__money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1.68620680651055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rsixTH__CorsixTH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1.70903196456777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i__visibilityjs</text:p>
          </table:table-cell>
          <table:table-cell office:value="41.414888686971565" office:value-type="float"/>
          <table:table-cell office:value="1.0" office:value-type="float"/>
          <table:table-cell office:value="0.5" office:value-type="float"/>
          <table:table-cell office:value="0.220593708412761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lect2__select2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1.68478782946615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npm__pnpm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1.71557436683211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atie__laravel-permission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1.67662528647553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ummerblue__phphub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.167139029566653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ximus5__ConEmu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1.69519564114695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xbmc__xbmc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1.67987854331561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react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1.6811084505589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1.70859696205943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penzipkin__zipkin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1.71828535562461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jacks0n__teaspoon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1.69093822701074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htuchkin__iconv-lit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1.6949925537635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zilla__MozDef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1.71279154737698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bileChromeApps__mobile-chrome-apps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1.65608918325021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eithamus__jwerty</text:p>
          </table:table-cell>
          <table:table-cell office:value="43.30790978679988" office:value-type="float"/>
          <table:table-cell office:value="1.0" office:value-type="float"/>
          <table:table-cell office:value="0.5" office:value-type="float"/>
          <table:table-cell office:value="1.72780294356561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ysticatea__npm-run-all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1.67243498815353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thereum__mist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1.7235532026342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hrisalbon__mlai</text:p>
          </table:table-cell>
          <table:table-cell office:value="43.46073043311361" office:value-type="float"/>
          <table:table-cell office:value="1.0" office:value-type="float"/>
          <table:table-cell office:value="0.0" office:value-type="float"/>
          <table:table-cell office:value="1.62895558843777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ana-4__materia-them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1.6933264695148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FForg__privacybadgerfirefox-legacy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1.6734020055349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sms__node-imagemagick</text:p>
          </table:table-cell>
          <table:table-cell office:value="32.34664532287201" office:value-type="float"/>
          <table:table-cell office:value="0.8796684224682294" office:value-type="float"/>
          <table:table-cell office:value="0.0" office:value-type="float"/>
          <table:table-cell office:value="1.6921718459647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ameko__nameko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1.713128529273717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taljs__framework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1.68569805160436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demirror__CodeMirror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1.67244499282350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Log__NLog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1.71361105089292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ya__Moya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1.72678970346811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RemoteNG__mRemoteNG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1.71027944682282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16666666666666666" office:value-type="float"/>
          <table:table-cell office:value="0.0" office:value-type="float"/>
          <table:table-cell office:value="0.0" office:value-type="float"/>
          <table:table-cell office:value="0.983333333333333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ffreySu__WeiXinMPSDK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.169656301821224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ebGoat__WebGoat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1.743962880980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1.68462345046036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io-libs__aiohttp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1.7043021851904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qlite__rqlit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1.69901981814996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PSocialNetwork__phpfastcach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1.66260867145139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alkor__Workerman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1.723857142168944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ueniverse__oz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1.682887928667026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iahaog__nativefier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1.68204638835621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hmaschine__django-grappelli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1.660836586545237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dejs__node-convergence-arch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1.71080632802101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iveX__RxJava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1.71726454139409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1.69437323976815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upyter__colaboratory</text:p>
          </table:table-cell>
          <table:table-cell office:value="24.056596913651113" office:value-type="float"/>
          <table:table-cell office:value="0.07285244937800313" office:value-type="float"/>
          <table:table-cell office:value="0.0" office:value-type="float"/>
          <table:table-cell office:value="1.65752587851075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deojs__videojs-contrib-hls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1.67671798703013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an__phan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1.68366832920359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wilder__dockeriz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1.7079737291991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tacg__tidy-html5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1.6839196543024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tsabot__abot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1.68163412174844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iveCocoa__ReactiveCocoa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1.71013259231380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akerfeldt__android-viewflow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1.6906956227420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eemunroe__grunt-email-workflow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1.73446878556796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kepenz__Android-Iconics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1.735166063014171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sperisager__sails-generate-auth</text:p>
          </table:table-cell>
          <table:table-cell office:value="43.2067404096257" office:value-type="float"/>
          <table:table-cell office:value="1.0" office:value-type="float"/>
          <table:table-cell office:value="0.0" office:value-type="float"/>
          <table:table-cell office:value="1.69441082486455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lm__realm-cocoa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1.72033854524323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rrisjs__morris.js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1.70326757726353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cklockwood__FXBlurView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1.70959707021284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ddyosmani__basket.js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1.69026282492449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bien-d__alertify.js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1.67549996078486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arris__BackstopJS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1.70076532608449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keWharton__ActionBarSherlock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1.6985769835237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eipete__PSTCollectionView</text:p>
          </table:table-cell>
          <table:table-cell office:value="42.6217828968698" office:value-type="float"/>
          <table:table-cell office:value="1.0" office:value-type="float"/>
          <table:table-cell office:value="0.5" office:value-type="float"/>
          <table:table-cell office:value="0.228812074933278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wer__tower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1.70619846817386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sperjs__casperjs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1.7313755237374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ibaba__fastjson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.17723508071780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mention-bot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1.71245691780992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imjansen__minified.js</text:p>
          </table:table-cell>
          <table:table-cell office:value="27.882886059342486" office:value-type="float"/>
          <table:table-cell office:value="0.45857107708614137" office:value-type="float"/>
          <table:table-cell office:value="0.0" office:value-type="float"/>
          <table:table-cell office:value="1.7001904134313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haelDrogalis__dir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1.69611791504372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nikomi__Bootstrap-Form-Builder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1.66991650571821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3__d3-plugins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1.676555390936781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sh-Industry-Forum__dash.js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1.69845718208170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sysgit__msysgit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1.70092635397864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ytoscape__cytoscape.js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1.68430470913465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mpress__impress.js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1.69748320837048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ylius__Sylius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1.69399399393204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rusTotal__yara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1.69961749705891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etmeUK__ContentTools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1.70011431392819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-playground__validator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1.71253433365115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zwacz__electron-boilerplat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1.6805736370998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vertake__telegram</text:p>
          </table:table-cell>
          <table:table-cell office:value="41.76689428162688" office:value-type="float"/>
          <table:table-cell office:value="1.0" office:value-type="float"/>
          <table:table-cell office:value="0.5" office:value-type="float"/>
          <table:table-cell office:value="1.73799852287257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xonsh__xonsh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1.69203298293129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mfay__massive-js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1.68364736480523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stgresApp__PostgresApp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1.69084714672790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oTallNate__Java-WebSocket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1.70788726189868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witter__util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.244536081737424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pope__vim-pathogen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1.72533721176276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pache__incubator-mxnet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1.71489612942730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hisperSystems__Signal-Desktop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1.69483095040872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nuxbrew__legacy-linuxbrew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1.7326381934224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teditor__CotEditor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.231514375012937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gits__gogs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1.68508091066773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hedjpetersen__subway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1.7088946435681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rvanaSystems__neon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1.73293646856436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dley__devtools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1.71123480031011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ioncommerce__reaction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1.687893003829424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ckroachdb__cockroach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1.70860726465367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ismLibrary__Prism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1.69946382484053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23__resumable.js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1.6752802097625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ommet__grommet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1.679253226969010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-mgo__mgo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1.70420630607496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afana__grafana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1.68956295317665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earthSim__Hearthstone-Deck-Tracker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1.69716166780640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nan-io__conan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1.66180923568298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rello__RxLifecycl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1.705698400246737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lmio__alic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1.71123615832966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esanta__mongoose-os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1.73840680859882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lectron__electron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1.682933566000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teract__nteract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1.70366604888454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werShell__PowerShell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1.67799521763821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brotli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1.68106749833696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athansearles__Slides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1.68781948761999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Re-Technologies__gensim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1.70149565543934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ctionhero__actionhero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1.69455098483333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urran__screencasts</text:p>
          </table:table-cell>
          <table:table-cell office:value="43.23576816804214" office:value-type="float"/>
          <table:table-cell office:value="1.0" office:value-type="float"/>
          <table:table-cell office:value="0.0" office:value-type="float"/>
          <table:table-cell office:value="1.65908345389394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archive__fixed-data-tabl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1.69625915962952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nkerd__linkerd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1.74918985287145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hephpleague__csv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1.6932657474120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monte__sweetalert2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1.7035786862975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riendsOfSymfony__FOSRestBundl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1.69014255999485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-mdl__react-mdl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1.68593081047310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nject__Ninject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1.7071307635759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1.7419129394043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alcon__zephir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1.72362458211161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oes__shoes-deprecated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1.7150746705052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__TypeScript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1.67846329902406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pspec__phpspec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1.68217461388895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WJGL__lwjgl3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1.68247495999442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penstreetmap__iD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1.67203895880739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han__KaTeX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1.68849809292193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merandomdude__Iconic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1.7458439724344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iSoftware__OHHTTPStubs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1.71330556086913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rhartl__jquery-cooki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1.63265319833145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ampotts__plyr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1.6591493390063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damdbradley__foresight.js</text:p>
          </table:table-cell>
          <table:table-cell office:value="42.98921833873716" office:value-type="float"/>
          <table:table-cell office:value="1.0" office:value-type="float"/>
          <table:table-cell office:value="0.0" office:value-type="float"/>
          <table:table-cell office:value="1.65625083462184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wagger-api__swagger-cor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1.69354660324046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FNetworking__AFIncrementalStor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1.71315717550789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guava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1.70126431035804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pcoat__topcoat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1.674478413481896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nata-project__SonataAdminBundl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1.69116792512591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ssor__slider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1.70277254781187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gicStack__uvloop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1.6933837912554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yst__lightfm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1.693199560072157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kemaccana__python-docx</text:p>
          </table:table-cell>
          <table:table-cell office:value="42.48443713535451" office:value-type="float"/>
          <table:table-cell office:value="1.0" office:value-type="float"/>
          <table:table-cell office:value="0.0" office:value-type="float"/>
          <table:table-cell office:value="1.7050091982310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ttrali__cocoapods-xcode-plugin</text:p>
          </table:table-cell>
          <table:table-cell office:value="41.80793192436989" office:value-type="float"/>
          <table:table-cell office:value="1.0" office:value-type="float"/>
          <table:table-cell office:value="0.0" office:value-type="float"/>
          <table:table-cell office:value="1.69934543231549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vrone__quiet_assets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1.71104034753137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ropwizard__dropwizard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1.713077202449790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tfan__Medoo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1.6568893358031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archive__scribe</text:p>
          </table:table-cell>
          <table:table-cell office:value="42.6719779663358" office:value-type="float"/>
          <table:table-cell office:value="1.0" office:value-type="float"/>
          <table:table-cell office:value="1.0" office:value-type="float"/>
          <table:table-cell office:value="0.180806468482700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evana__ui-for-docker</text:p>
          </table:table-cell>
          <table:table-cell office:value="27.819857710802694" office:value-type="float"/>
          <table:table-cell office:value="0.33929195377868854" office:value-type="float"/>
          <table:table-cell office:value="0.0" office:value-type="float"/>
          <table:table-cell office:value="1.69709225063362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ish-shell__fish-shell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1.69647377376707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iesel-rs__diesel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1.68825341550639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vg__svgo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1.71634879224613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vidkpiano__react-redux-form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1.6862142898456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wiip__generator-gulp-angular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1.67508215032062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kmike__gekko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1.73385997559484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lidusio__solidus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1.70290797785044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loudfoundry__bosh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1.71400733442133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ensorflow__tensorflow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1.70974484925363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luxio__alluxio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1.7131365920937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nicArtos__StickyGridHeaders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.247952313897186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quinusocio__material-theme</text:p>
          </table:table-cell>
          <table:table-cell office:value="42.709963989545855" office:value-type="float"/>
          <table:table-cell office:value="1.0" office:value-type="float"/>
          <table:table-cell office:value="0.0" office:value-type="float"/>
          <table:table-cell office:value="1.67488275224947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ws__aws-sdk-js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1.71363579765864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-gorp__gorp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1.69226997167090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rge-rider__dbeaver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1.738466779574116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onic-team__ng-cordova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1.68849428017950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miprev__her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1.70256003943709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abrielbull__react-desktop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1.66448913781002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react-na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1.68941133729874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zkaban__azkaban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1.69703653399979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cker__docker-registry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1.7307112288625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quare__cube</text:p>
          </table:table-cell>
          <table:table-cell office:value="25.72436586030896" office:value-type="float"/>
          <table:table-cell office:value="0.06809990057153299" office:value-type="float"/>
          <table:table-cell office:value="0.0" office:value-type="float"/>
          <table:table-cell office:value="1.70919635703090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-martini__martini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1.71880406561926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eandmax__lory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1.72229504680880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rnel__slip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1.6838708023830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quare__crossfilter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1.6965059228052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mashwilson__merge-conflicts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1.72662452710828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shicorp__terraform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1.70839849416500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gular-ui__ui-router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1.68348144577023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allets__jinja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1.67544694986546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limphp__Slim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1.66300980986561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aleksandrov__EAIntroView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.227388412576253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starke__MacPass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1.70444175110901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dejs__nod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1.69418400762864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ntainous__traefik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1.73907181940037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dare__radare2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.227184170291447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gravell__protobuf-net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1.7129338332858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anand__git-up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1.72409361273080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6T11:29:09.251009</meta:creation-date>
    <dc:date>2019-05-26T11:29:09.742949</dc:date>
    <meta:generator>http://pypi.python.org/pypi/ezodf/0.1.0$Python3.6.7 (default, Oct 22 2018, 11:32:17) 
[GCC 8.2.0]</meta:generator>
    <meta:document-statistic/>
    <meta:editing-cycles>1</meta:editing-cycles>
  </office:meta>
</office:document-meta>
</file>